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212E000031ECD6027283.svm" manifest:media-type=""/>
  <manifest:file-entry manifest:full-path="Pictures/200000090000316800004FE5A1E11A1F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헤드라인" svg:font-family="헤드라인"/>
    <style:font-face style:name="Thorndale" svg:font-family="Thorndale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1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표1.A" style:family="table-column">
      <style:table-column-properties style:column-width="2.833cm" style:rel-column-width="10922*"/>
    </style:style>
    <style:style style:name="표1.1" style:family="table-row">
      <style:table-row-properties style:min-row-height="2.034cm" fo:keep-together="auto"/>
    </style:style>
    <style:style style:name="표1.A1" style:family="table-cell" style:data-style-name="N10100">
      <style:table-cell-properties style:vertical-align="middle" fo:background-color="#666600" fo:padding="0cm" fo:border-left="none" fo:border-right="1pt solid #666600" fo:border-top="none" fo:border-bottom="none" style:writing-mode="page">
        <style:background-image/>
      </style:table-cell-properties>
    </style:style>
    <style:style style:name="표1.B1" style:family="table-cell" style:data-style-name="N10100">
      <style:table-cell-properties style:vertical-align="middle" fo:background-color="#666600" fo:padding="0cm" fo:border="none" style:writing-mode="page">
        <style:background-image/>
      </style:table-cell-properties>
    </style:style>
    <style:style style:name="표1.A2" style:family="table-cell" style:data-style-name="N10100">
      <style:table-cell-properties style:vertical-align="middle" fo:background-color="#ffff99" fo:padding="0cm" fo:border-left="none" fo:border-right="1pt solid #666600" fo:border-top="none" fo:border-bottom="none" style:writing-mode="page">
        <style:background-image/>
      </style:table-cell-properties>
    </style:style>
    <style:style style:name="표1.B2" style:family="table-cell" style:data-style-name="N10000">
      <style:table-cell-properties style:vertical-align="middle" fo:background-color="#ffff99" fo:padding="0cm" fo:border="none" style:writing-mode="page">
        <style:background-image/>
      </style:table-cell-properties>
    </style:style>
    <style:style style:name="표1.E2" style:family="table-cell" style:data-style-name="N10000">
      <style:table-cell-properties style:vertical-align="middle" fo:background-color="#ffffff" fo:padding="0cm" fo:border="none" style:writing-mode="page">
        <style:background-image/>
      </style:table-cell-properties>
    </style:style>
    <style:style style:name="표1.A3" style:family="table-cell" style:data-style-name="N10100">
      <style:table-cell-properties style:vertical-align="middle" fo:background-color="#e6e64c" fo:padding="0cm" fo:border-left="none" fo:border-right="1pt solid #666600" fo:border-top="none" fo:border-bottom="none" style:writing-mode="page">
        <style:background-image/>
      </style:table-cell-properties>
    </style:style>
    <style:style style:name="표1.C3" style:family="table-cell" style:data-style-name="N10000">
      <style:table-cell-properties style:vertical-align="middle" fo:background-color="#e6e64c" fo:padding="0cm" fo:border="none" style:writing-mode="page">
        <style:background-image/>
      </style:table-cell-properties>
    </style:style>
    <style:style style:name="표1.A4" style:family="table-cell" style:data-style-name="N10100">
      <style:table-cell-properties style:vertical-align="middle" fo:background-color="#b3b300" fo:padding="0cm" fo:border-left="none" fo:border-right="1pt solid #666600" fo:border-top="1pt solid #666600" fo:border-bottom="none" style:writing-mode="page">
        <style:background-image/>
      </style:table-cell-properties>
    </style:style>
    <style:style style:name="표1.B4" style:family="table-cell" style:data-style-name="N10000">
      <style:table-cell-properties style:vertical-align="middle" fo:background-color="#ffffff" fo:padding="0cm" fo:border-left="none" fo:border-right="none" fo:border-top="1pt solid #666600" fo:border-bottom="none" style:writing-mode="page">
        <style:background-image/>
      </style:table-cell-properties>
    </style:style>
    <style:style style:name="표1.C4" style:family="table-cell" style:data-style-name="N10000">
      <style:table-cell-properties style:vertical-align="middle" fo:background-color="#b3b300" fo:padding="0cm" fo:border-left="none" fo:border-right="none" fo:border-top="1pt solid #666600" fo:border-bottom="none" style:writing-mode="page">
        <style:background-image/>
      </style:table-cell-properties>
    </style:style>
    <style:style style:name="P1" style:family="paragraph" style:parent-style-name="Text_20_body">
      <style:text-properties officeooo:paragraph-rsid="0004919a" style:language-asian="ko" style:country-asian="KR"/>
    </style:style>
    <style:style style:name="P2" style:family="paragraph" style:parent-style-name="Text_20_body">
      <style:paragraph-properties fo:background-color="#ffffff">
        <style:background-image/>
      </style:paragraph-properties>
    </style:style>
    <style:style style:name="P3" style:family="paragraph" style:parent-style-name="Text_20_body">
      <style:paragraph-properties fo:background-color="#ffffff">
        <style:background-image/>
      </style:paragraph-properties>
      <style:text-properties officeooo:paragraph-rsid="000af028"/>
    </style:style>
    <style:style style:name="P4" style:family="paragraph" style:parent-style-name="Standard">
      <style:text-properties officeooo:paragraph-rsid="000387c4" style:language-asian="ko" style:country-asian="KR"/>
    </style:style>
    <style:style style:name="P5" style:family="paragraph" style:parent-style-name="Standard">
      <style:paragraph-properties fo:text-align="end" style:justify-single-word="false"/>
      <style:text-properties officeooo:paragraph-rsid="0001c902" style:language-asian="ko" style:country-asian="KR"/>
    </style:style>
    <style:style style:name="P6" style:family="paragraph" style:parent-style-name="Standard">
      <style:paragraph-properties fo:text-align="end" style:justify-single-word="false"/>
      <style:text-properties officeooo:paragraph-rsid="000babe5" style:language-asian="ko" style:country-asian="KR"/>
    </style:style>
    <style:style style:name="P7" style:family="paragraph" style:parent-style-name="Standard">
      <style:text-properties officeooo:paragraph-rsid="000af028" style:language-asian="ko" style:country-asian="KR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officeooo:paragraph-rsid="0001c902" style:font-size-asian="15pt" style:language-asian="ko" style:country-asian="KR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officeooo:rsid="0001c902" officeooo:paragraph-rsid="0001c902" style:font-size-asian="20pt" style:language-asian="ko" style:country-asian="KR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officeooo:rsid="0001c902" officeooo:paragraph-rsid="0001c902" style:language-asian="ko" style:country-asian="KR"/>
    </style:style>
    <style:style style:name="P11" style:family="paragraph" style:parent-style-name="Standard">
      <style:text-properties officeooo:rsid="0001c902" officeooo:paragraph-rsid="0001c902" style:language-asian="ko" style:country-asian="KR"/>
    </style:style>
    <style:style style:name="P12" style:family="paragraph" style:parent-style-name="Standard">
      <style:text-properties officeooo:rsid="000387c4" officeooo:paragraph-rsid="000387c4" style:language-asian="ko" style:country-asian="KR"/>
    </style:style>
    <style:style style:name="P13" style:family="paragraph" style:parent-style-name="Standard">
      <style:text-properties officeooo:rsid="0004919a" officeooo:paragraph-rsid="0004919a" style:language-asian="ko" style:country-asian="KR"/>
    </style:style>
    <style:style style:name="P14" style:family="paragraph" style:parent-style-name="Standard">
      <style:text-properties officeooo:rsid="0004919a" officeooo:paragraph-rsid="000af028" style:language-asian="ko" style:country-asian="KR"/>
    </style:style>
    <style:style style:name="P15" style:family="paragraph" style:parent-style-name="Standard">
      <style:text-properties officeooo:rsid="000af028" officeooo:paragraph-rsid="000af028" style:language-asian="ko" style:country-asian="KR"/>
    </style:style>
    <style:style style:name="P16" style:family="paragraph" style:parent-style-name="Standard">
      <style:text-properties officeooo:rsid="000babe5" officeooo:paragraph-rsid="000babe5" style:language-asian="ko" style:country-asian="KR"/>
    </style:style>
    <style:style style:name="P17" style:family="paragraph" style:parent-style-name="Standard">
      <style:text-properties fo:font-size="15pt" officeooo:rsid="0001c902" officeooo:paragraph-rsid="0001c902" style:font-size-asian="15pt" style:language-asian="ko" style:country-asian="KR" style:font-size-complex="15pt"/>
    </style:style>
    <style:style style:name="P18" style:family="paragraph" style:parent-style-name="Text_20_body">
      <style:paragraph-properties fo:background-color="#ffffff">
        <style:background-image/>
      </style:paragraph-properties>
      <style:text-properties officeooo:rsid="0004919a" officeooo:paragraph-rsid="000af028" style:language-asian="ko" style:country-asian="KR"/>
    </style:style>
    <style:style style:name="P19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language-asian="ko" style:country-asian="KR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font-name="Thorndale" fo:font-size="12pt" fo:font-style="normal" fo:text-shadow="none" style:text-underline-style="none" fo:font-weight="bold" officeooo:paragraph-rsid="000c32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language-asian="ko" style:country-asian="KR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1" style:family="text">
      <style:text-properties officeooo:rsid="0001c902"/>
    </style:style>
    <style:style style:name="T2" style:family="text">
      <style:text-properties style:language-asian="ko" style:country-asian="KR"/>
    </style:style>
    <style:style style:name="T3" style:family="text">
      <style:text-properties officeooo:rsid="000c32b3" style:language-asian="ko" style:country-asian="KR"/>
    </style:style>
    <style:style style:name="T4" style:family="text">
      <style:text-properties officeooo:rsid="000387c4"/>
    </style:style>
    <style:style style:name="T5" style:family="text">
      <style:text-properties officeooo:rsid="0004919a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04919a"/>
    </style:style>
    <style:style style:name="T8" style:family="text">
      <style:text-properties fo:language="en" fo:country="US" officeooo:rsid="00095c57"/>
    </style:style>
    <style:style style:name="T9" style:family="text">
      <style:text-properties fo:language="en" fo:country="US" style:language-asian="ko" style:country-asian="KR"/>
    </style:style>
    <style:style style:name="T10" style:family="text">
      <style:text-properties fo:language="en" fo:country="US" officeooo:rsid="000af028" style:language-asian="ko" style:country-asian="KR"/>
    </style:style>
    <style:style style:name="T11" style:family="text">
      <style:text-properties fo:language="en" fo:country="US" officeooo:rsid="000af028"/>
    </style:style>
    <style:style style:name="T12" style:family="text">
      <style:text-properties officeooo:rsid="000af028"/>
    </style:style>
    <style:style style:name="T13" style:family="text">
      <style:text-properties officeooo:rsid="000babe5"/>
    </style:style>
    <style:style style:name="T14" style:family="text">
      <style:text-properties fo:font-size="18pt" officeooo:rsid="000babe5" style:font-size-asian="18pt" style:font-size-complex="18pt"/>
    </style:style>
    <style:style style:name="T15" style:family="text">
      <style:text-properties style:font-name="헤드라인" fo:font-size="18pt" officeooo:rsid="000babe5" style:font-name-asian="헤드라인" style:font-size-asian="18pt" style:font-size-complex="18pt"/>
    </style:style>
    <style:style style:name="T16" style:family="text">
      <style:text-properties style:font-name="헤드라인" fo:font-size="28pt" fo:font-weight="bold" officeooo:rsid="000babe5" style:font-name-asian="헤드라인" style:font-size-asian="28pt" style:font-weight-asian="bold" style:font-size-complex="28pt" style:font-weight-complex="bold"/>
    </style:style>
    <style:style style:name="T17" style:family="text">
      <style:text-properties officeooo:rsid="000c32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10000" number:language="ko" number:country="KR">
      <number:number number:min-integer-digits="1"/>
    </number:number-style>
    <number:text-style style:name="N10100" number:language="ko" number:country="KR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마이크로프로세서 응용설계</text:p>
      <text:p text:style-name="P10"/>
      <text:p text:style-name="P8"><text:span text:style-name="T5">-</text:span><text:span text:style-name="T1">텀 프로젝트 주제 제안서</text:span><text:span text:style-name="T5">-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6"><text:span text:style-name="T1"><text:tab/>팀명 : </text:span><text:span text:style-name="T16">ㅁ+</text:span><text:span text:style-name="T15"><text:tab/></text:span><text:span text:style-name="T14"><text:tab/><text:tab/></text:span><text:span text:style-name="T13"><text:tab/></text:span><text:span text:style-name="T1"><text:tab/><text:tab/></text:span></text:p>
      <text:p text:style-name="P6"><text:span text:style-name="T1">팀원 :<text:tab/>0792002 강선규 (</text:span><text:a xlink:type="simple" xlink:href="mailto:gargolye@github.com"><text:span text:style-name="T1">gargolye@github.com</text:span></text:a><text:span text:style-name="T1">)<text:tab/></text:span></text:p>
      <text:p text:style-name="P5"><text:span text:style-name="T1"><text:tab/>0792045 최정현 (</text:span><text:a xlink:type="simple" xlink:href="mailto:fred22@github.com"><text:span text:style-name="T1">fred22@github.com</text:span></text:a><text:span text:style-name="T1">)<text:tab/><text:tab/></text:span></text:p>
      <text:p text:style-name="P11"/>
      <text:p text:style-name="P12"/>
      <text:p text:style-name="P12"/>
      <text:p text:style-name="P12">1. 설계 주제</text:p>
      <text:p text:style-name="P4"><text:span text:style-name="T4"><text:s text:c="2"/>지금까지 실험한 내용중 </text:span><text:span text:style-name="T13">Key scan 방식을 기반으로 하여 간단한 조작으로 즐길 수 있는 </text:span><text:span text:style-name="T4">기억력 테스트가 가능한 게임 응용 프로그램을 제작한다.</text:span></text:p>
      <text:p text:style-name="P12"/>
      <text:p text:style-name="P12">2. 프로그램 설명</text:p>
      <text:p text:style-name="P12"><text:s text:c="2"/>블록의 위치를 기억하여 제한 시간 안에 정확하게 맞추는 게임이다.</text:p>
      <text:p text:style-name="P12">블록을 선택하는 순서는 상관 없으며 단계가 넘어 갈 때마다 외워야 하는 블록 수는 증가하고 제한 시간은 줄어들어 자신의 기억력 수준 체크 할 수 있다.</text:p>
      <text:p text:style-name="P12"><draw:frame draw:style-name="fr1" draw:name="그림1" text:anchor-type="paragraph" svg:x="0.039cm" svg:y="0.469cm" svg:width="7.075cm" svg:height="10.645cm" draw:z-index="0"><draw:image xlink:href="Pictures/200000090000212E000031ECD6027283.svm" xlink:type="simple" xlink:show="embed" xlink:actuate="onLoad"/></draw:frame></text:p>
      <text:p text:style-name="P12"><draw:frame draw:style-name="fr1" draw:name="그림2" text:anchor-type="paragraph" svg:x="7.398cm" svg:y="0.007cm" svg:width="6.676cm" svg:height="10.612cm" draw:z-index="1"><draw:image xlink:href="Pictures/200000090000316800004FE5A1E11A1F.svm" xlink:type="simple" xlink:show="embed" xlink:actuate="onLoad"/></draw:frame></text:p>
      <text:p text:style-name="P11"><text:soft-page-break/><text:tab/></text:p>
      <text:p text:style-name="P11"/>
      <text:p text:style-name="P13">3. 프로그램 제약 사항</text:p>
      <text:p text:style-name="P13"/>
      <text:p text:style-name="P1"><text:span text:style-name="T8">- 게임 진행은 </text:span><text:span text:style-name="T7">NintendoDS의 터치패드로 한다. </text:span></text:p>
      <text:p text:style-name="P2"><text:span text:style-name="T6">- </text:span><text:span text:style-name="T9">개발도구는 </text:span><text:span text:style-name="T6">eclipse</text:span><text:span text:style-name="T9">를</text:span> 사용하여 구현한다<text:span text:style-name="T6">.</text:span></text:p>
      <text:p text:style-name="P2"><text:span text:style-name="T6">- </text:span>모든 입력에 대한 반응은 <text:span text:style-name="T8">0.</text:span><text:span text:style-name="T11">5</text:span>초 이하로 한다<text:span text:style-name="T6">.</text:span></text:p>
      <text:p text:style-name="P2"><text:span text:style-name="T6">- </text:span>상단 화면에는 점수 및 시간<text:span text:style-name="T6">, </text:span>하단 화면에는 <text:span text:style-name="T2">블럭</text:span> 화면을 출력한다<text:span text:style-name="T6">.</text:span></text:p>
      <text:p text:style-name="P3"><text:span text:style-name="T11">- 누</text:span><text:span text:style-name="T10">르</text:span><text:span text:style-name="T11">기 쉬운 크기로 만들었을때 화면 크기 때문에 </text:span><text:span text:style-name="T10">블럭의 갯수에 한계가 있다.</text:span></text:p>
      <text:p text:style-name="P18"/>
      <text:p text:style-name="P13">4. 프로그램 예상 문제점</text:p>
      <text:p text:style-name="P13"/>
      <text:p text:style-name="P7"><text:span text:style-name="T12">- </text:span><text:span text:style-name="T5">자신의 기억력의 수준을 체크해주는 제한 시간이 프로그램 실행으로 인해 느려지면 정확한 시간을 체크 할 수 없기 때문에 타이머가 정확한 시간을 준수 할 수 있게 만든다.</text:span></text:p>
      <text:p text:style-name="P14"/>
      <text:p text:style-name="P15">- 게임의 난이도를 결정하는 부분을 직접 컨트롤 하여 프로그래밍 할 경우 개발자의 예상을 뛰어넘는 천재가 게임을 할 경우 지정된 난이동 이상의 단계가 없어 오류가 생길 수 있다.</text:p>
      <text:p text:style-name="P13"/>
      <text:p text:style-name="P13"/>
      <text:p text:style-name="P13">5. 문제 극복 방안</text:p>
      <text:p text:style-name="P13"/>
      <text:p text:style-name="P15">- 임베디드 프로그래밍 능력을 향상 시킨다.</text:p>
      <text:p text:style-name="P15">- Task를 적절히 사용하여 시간 제약성을 만족시킨다.</text:p>
      <text:p text:style-name="P15">- 난이도를 자동으로 단계 마다 정해 줄 수 있도록 지표로 삼을 수 있는 게임 환경을 설정 해준다.</text:p>
      <text:p text:style-name="P16"/>
      <text:p text:style-name="P15"><text:span text:style-name="T17">6. 계획 및 일정</text:span></text:p>
      <text:p text:style-name="P15"><text:span text:style-name="T17"/></text:p>
      <table:table table:name="표1" table:style-name="표1">
        <table:table-column table:style-name="표1.A" table:number-columns-repeated="6"/>
        <table:table-row table:style-name="표1.1">
          <table:table-cell table:style-name="표1.A1" office:value-type="float" office:value="0">
            <text:p text:style-name="P19">일정</text:p>
          </table:table-cell>
          <table:table-cell table:style-name="표1.B1" office:value-type="float" office:value="0">
            <text:p text:style-name="P20"><text:span text:style-name="T17">12</text:span><text:span text:style-name="T3">주차</text:span></text:p>
          </table:table-cell>
          <table:table-cell table:style-name="표1.B1" office:value-type="float" office:value="0">
            <text:p text:style-name="P20"><text:span text:style-name="T17">13</text:span><text:span text:style-name="T3">주차</text:span></text:p>
          </table:table-cell>
          <table:table-cell table:style-name="표1.B1" office:value-type="float" office:value="0">
            <text:p text:style-name="P20"><text:span text:style-name="T17">14</text:span><text:span text:style-name="T3">주차</text:span></text:p>
          </table:table-cell>
          <table:table-cell table:style-name="표1.B1" office:value-type="float" office:value="0">
            <text:p text:style-name="P20"><text:span text:style-name="T17">15</text:span><text:span text:style-name="T3">주차</text:span></text:p>
          </table:table-cell>
          <table:table-cell table:style-name="표1.B1" office:value-type="float" office:value="0">
            <text:p text:style-name="P20"><text:span text:style-name="T17">+@</text:span></text:p>
          </table:table-cell>
        </table:table-row>
        <table:table-row table:style-name="표1.1">
          <table:table-cell table:style-name="표1.A2" office:value-type="float" office:value="0">
            <text:p text:style-name="P21">요구사항</text:p>
            <text:p text:style-name="P21">분석</text:p>
          </table:table-cell>
          <table:table-cell table:style-name="표1.B2">
            <text:p text:style-name="P22"/>
          </table:table-cell>
          <table:table-cell table:style-name="표1.B2">
            <text:p text:style-name="P22"/>
          </table:table-cell>
          <table:table-cell table:style-name="표1.B2">
            <text:p text:style-name="P22"/>
          </table:table-cell>
          <table:table-cell table:style-name="표1.E2">
            <text:p text:style-name="P22"/>
          </table:table-cell>
          <table:table-cell table:style-name="표1.E2">
            <text:p text:style-name="P23"/>
          </table:table-cell>
        </table:table-row>
        <table:table-row table:style-name="표1.1">
          <table:table-cell table:style-name="표1.A3" office:value-type="float" office:value="0">
            <text:p text:style-name="P21">개발</text:p>
          </table:table-cell>
          <table:table-cell table:style-name="표1.E2">
            <text:p text:style-name="P22"/>
          </table:table-cell>
          <table:table-cell table:style-name="표1.C3">
            <text:p text:style-name="P22"/>
          </table:table-cell>
          <table:table-cell table:style-name="표1.C3">
            <text:p text:style-name="P22"/>
          </table:table-cell>
          <table:table-cell table:style-name="표1.C3">
            <text:p text:style-name="P22"/>
          </table:table-cell>
          <table:table-cell table:style-name="표1.E2">
            <text:p text:style-name="P23"/>
          </table:table-cell>
        </table:table-row>
        <table:table-row table:style-name="표1.1">
          <table:table-cell table:style-name="표1.A4" office:value-type="float" office:value="0">
            <text:p text:style-name="P21">테스트 및</text:p>
            <text:p text:style-name="P21">유지보수</text:p>
          </table:table-cell>
          <table:table-cell table:style-name="표1.B4">
            <text:p text:style-name="P23"/>
          </table:table-cell>
          <table:table-cell table:style-name="표1.C4">
            <text:p text:style-name="P23"/>
          </table:table-cell>
          <table:table-cell table:style-name="표1.C4">
            <text:p text:style-name="P23"/>
          </table:table-cell>
          <table:table-cell table:style-name="표1.C4">
            <text:p text:style-name="P23"/>
          </table:table-cell>
          <table:table-cell table:style-name="표1.C4">
            <text:p text:style-name="P23"/>
          </table:table-cell>
        </table:table-row>
      </table:table>
      <text:p text:style-name="P15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헤드라인" svg:font-family="헤드라인"/>
    <style:font-face style:name="Thorndale" svg:font-family="Thorndale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09:34:29.74</meta:creation-date>
    <dc:date>2012-11-15T13:25:01.74</dc:date>
    <meta:editing-duration>PT2H5M31S</meta:editing-duration>
    <meta:editing-cycles>4</meta:editing-cycles>
    <meta:generator>LibreOffice/3.6$Windows_x86 LibreOffice_project/da8c1e6-fd468f4-454e206-f42a4a9-143cfd</meta:generator>
    <meta:document-statistic meta:table-count="1" meta:image-count="2" meta:object-count="0" meta:page-count="2" meta:paragraph-count="36" meta:word-count="600" meta:character-count="897" meta:non-whitespace-character-count="686"/>
  </office:meta>
</office:document-meta>
</file>